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ýVÿ" svg:font-family="PýVÿ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PýVÿ" fo:font-size="11pt" style:font-name-asian="PýVÿ" style:font-size-asian="11pt" style:font-name-complex="PýVÿ" style:font-size-complex="11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PýVÿ" fo:font-size="11pt" style:font-name-asian="PýVÿ" style:font-size-asian="11pt" style:font-name-complex="PýVÿ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T1" style:family="text">
      <style:text-properties style:font-name="PýVÿ" fo:font-size="11pt" style:font-name-asian="PýVÿ" style:font-size-asian="11pt" style:font-name-complex="PýVÿ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ok Thai Chhun</text:p>
      <text:p text:style-name="P5">February 12, 2017</text:p>
      <text:p text:style-name="Standard"/>
      <text:p text:style-name="Standard"/>
      <text:p text:style-name="P4">XPATH: Assignments #6</text:p>
      <text:p text:style-name="Standard"/>
      <text:p text:style-name="Standard">XML:</text:p>
      <text:p text:style-name="Standard"/>
      <text:list xml:id="list4271331086691382813" text:style-name="L1">
        <text:list-item>
          <text:p text:style-name="P1">/bookstore/book/title</text:p>
        </text:list-item>
        <text:list-item>
          <text:p text:style-name="P1">/bookstore/book[1]/title</text:p>
        </text:list-item>
        <text:list-item>
          <text:p text:style-name="P1">/bookstore/book/price</text:p>
        </text:list-item>
        <text:list-item>
          <text:p text:style-name="P1">/bookstore/book[price&gt;35]/price </text:p>
        </text:list-item>
      </text:list>
      <text:p text:style-name="Standard"><text:span text:style-name="T1"/></text:p>
      <text:p text:style-name="Standard"><text:span text:style-name="T1">Testwave:</text:span></text:p>
      <text:p text:style-name="Standard"><text:span text:style-name="T1"/></text:p>
      <text:p text:style-name="Standard"><text:span text:style-name="T1">WAVE Logo – html/body/div[2]/div/div/div[1]/div[1]/a/img</text:span></text:p>
      <text:p text:style-name="Standard"><text:span text:style-name="T1">Enter email field - .//*[@id='exampleInputEmail1']</text:span></text:p>
      <text:p text:style-name="Standard"><text:span text:style-name="T1">Password field - .//*[@id='exampleInputPassword1']</text:span></text:p>
      <text:p text:style-name="Standard"><text:span text:style-name="T1">Forgot your password link – html/body/div[2]/div/div/div[1]/div[2]/form/div[3]/div/a</text:span></text:p>
      <text:p text:style-name="Standard"><text:span text:style-name="T1">Login button – html/body/div[2]/div/div/div[1]/div[2]/form/button</text:span></text:p>
      <text:p text:style-name="Standard"><text:span text:style-name="T1">Register Now button - html/body/div[2]/div/div/div[1]/div[2]/a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ýVÿ" svg:font-family="PýVÿ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k Chhun</meta:initial-creator>
    <meta:creation-date>2017-02-12T11:33:18</meta:creation-date>
    <meta:document-statistic meta:table-count="0" meta:image-count="0" meta:object-count="0" meta:page-count="1" meta:paragraph-count="15" meta:word-count="47" meta:character-count="538"/>
    <dc:date>2017-02-12T11:47:26</dc:date>
    <dc:creator>Kok Chhun</dc:creator>
    <meta:editing-duration>PT14M8S</meta:editing-duration>
    <meta:editing-cycles>1</meta:editing-cycles>
    <meta:generator>OpenOffice/4.1.3$Unix OpenOffice.org_project/413m1$Build-9783</meta:generator>
  </office:meta>
</office:document-meta>
</file>